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0e490f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f622d8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0931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9" style:family="paragraph" style:parent-style-name="Table_20_Contents">
      <style:text-properties style:font-name="Liberation Sans" fo:font-size="12pt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41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3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4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5" style:family="paragraph" style:parent-style-name="Standard">
      <style:text-properties officeooo:paragraph-rsid="0b0ddd8e"/>
    </style:style>
    <style:style style:name="P46" style:family="paragraph" style:parent-style-name="Standard">
      <style:text-properties officeooo:paragraph-rsid="0ca56a54"/>
    </style:style>
    <style:style style:name="P47" style:family="paragraph" style:parent-style-name="Standard">
      <style:text-properties officeooo:paragraph-rsid="0ca5faa5"/>
    </style:style>
    <style:style style:name="P48" style:family="paragraph" style:parent-style-name="Standard">
      <style:text-properties officeooo:paragraph-rsid="0ca6ddb9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a0f7b62"/>
    </style:style>
    <style:style style:name="P52" style:family="paragraph" style:parent-style-name="Standard">
      <style:text-properties officeooo:paragraph-rsid="0cb27039"/>
    </style:style>
    <style:style style:name="P53" style:family="paragraph" style:parent-style-name="Standard">
      <style:text-properties officeooo:paragraph-rsid="0cc50ec9"/>
    </style:style>
    <style:style style:name="P54" style:family="paragraph" style:parent-style-name="Standard">
      <style:text-properties officeooo:paragraph-rsid="0cc5fe5b"/>
    </style:style>
    <style:style style:name="P55" style:family="paragraph" style:parent-style-name="Standard">
      <style:text-properties officeooo:paragraph-rsid="0d1ec96e"/>
    </style:style>
    <style:style style:name="P56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8" style:family="paragraph" style:parent-style-name="Standard">
      <style:text-properties officeooo:paragraph-rsid="0d2e61eb"/>
    </style:style>
    <style:style style:name="P59" style:family="paragraph" style:parent-style-name="Standard">
      <style:text-properties officeooo:paragraph-rsid="0d804757"/>
    </style:style>
    <style:style style:name="P60" style:family="paragraph" style:parent-style-name="Standard">
      <style:text-properties officeooo:paragraph-rsid="0d1be4a7"/>
    </style:style>
    <style:style style:name="P61" style:family="paragraph" style:parent-style-name="Standard">
      <style:text-properties officeooo:paragraph-rsid="0daa4aef"/>
    </style:style>
    <style:style style:name="P62" style:family="paragraph" style:parent-style-name="Standard">
      <style:text-properties officeooo:paragraph-rsid="0daef67d"/>
    </style:style>
    <style:style style:name="P63" style:family="paragraph" style:parent-style-name="Standard">
      <style:text-properties officeooo:paragraph-rsid="0db0d4d1"/>
    </style:style>
    <style:style style:name="P64" style:family="paragraph" style:parent-style-name="Standard">
      <style:text-properties officeooo:paragraph-rsid="0dce9327"/>
    </style:style>
    <style:style style:name="P65" style:family="paragraph" style:parent-style-name="Standard">
      <style:text-properties officeooo:rsid="0dde9a1c" officeooo:paragraph-rsid="0dde9a1c"/>
    </style:style>
    <style:style style:name="P66" style:family="paragraph" style:parent-style-name="Standard">
      <style:text-properties officeooo:rsid="0dde9a1c" officeooo:paragraph-rsid="0ddfbc49"/>
    </style:style>
    <style:style style:name="P67" style:family="paragraph" style:parent-style-name="Standard">
      <style:text-properties officeooo:paragraph-rsid="0deb3f7d"/>
    </style:style>
    <style:style style:name="P68" style:family="paragraph" style:parent-style-name="Footnote">
      <style:text-properties officeooo:rsid="043ccc66" officeooo:paragraph-rsid="0dca2508"/>
    </style:style>
    <style:style style:name="P69" style:family="paragraph" style:parent-style-name="Footnote">
      <style:text-properties officeooo:rsid="043ccc66" officeooo:paragraph-rsid="0e5afad8"/>
    </style:style>
    <style:style style:name="P70" style:family="paragraph" style:parent-style-name="Standard">
      <style:text-properties officeooo:paragraph-rsid="0e0f3ce4"/>
    </style:style>
    <style:style style:name="P71" style:family="paragraph" style:parent-style-name="Standard">
      <style:text-properties officeooo:paragraph-rsid="0e153b91"/>
    </style:style>
    <style:style style:name="P72" style:family="paragraph" style:parent-style-name="Standard">
      <style:text-properties officeooo:paragraph-rsid="0e26e14b"/>
    </style:style>
    <style:style style:name="P73" style:family="paragraph" style:parent-style-name="Standard">
      <style:text-properties officeooo:paragraph-rsid="0e5c6890"/>
    </style:style>
    <style:style style:name="P74" style:family="paragraph" style:parent-style-name="Footnote">
      <style:text-properties officeooo:paragraph-rsid="0e72255e"/>
    </style:style>
    <style:style style:name="P75" style:family="paragraph" style:parent-style-name="Footnote">
      <style:text-properties officeooo:paragraph-rsid="0e81bf91"/>
    </style:style>
    <style:style style:name="P76" style:family="paragraph" style:parent-style-name="Standard">
      <style:text-properties officeooo:paragraph-rsid="0e8858a9"/>
    </style:style>
    <style:style style:name="P77" style:family="paragraph" style:parent-style-name="Footnote">
      <style:text-properties officeooo:paragraph-rsid="0e9381e6"/>
    </style:style>
    <style:style style:name="P78" style:family="paragraph" style:parent-style-name="Footnote">
      <style:text-properties officeooo:paragraph-rsid="0ea78533"/>
    </style:style>
    <style:style style:name="P79" style:family="paragraph" style:parent-style-name="Standard">
      <style:text-properties officeooo:paragraph-rsid="0ea9445c"/>
    </style:style>
    <style:style style:name="P80" style:family="paragraph" style:parent-style-name="Footnote">
      <style:text-properties officeooo:paragraph-rsid="0ead3525"/>
    </style:style>
    <style:style style:name="P81" style:family="paragraph" style:parent-style-name="Standard">
      <style:text-properties officeooo:paragraph-rsid="0dbf3336"/>
    </style:style>
    <style:style style:name="P82" style:family="paragraph" style:parent-style-name="Standard">
      <style:text-properties officeooo:paragraph-rsid="0eb4913f"/>
    </style:style>
    <style:style style:name="P83" style:family="paragraph" style:parent-style-name="Footnote">
      <style:text-properties officeooo:paragraph-rsid="0ef98af7"/>
    </style:style>
    <style:style style:name="P84" style:family="paragraph" style:parent-style-name="Footnote">
      <style:text-properties officeooo:paragraph-rsid="0f01ec83"/>
    </style:style>
    <style:style style:name="P85" style:family="paragraph" style:parent-style-name="Footnote">
      <style:text-properties officeooo:paragraph-rsid="0f05db4d"/>
    </style:style>
    <style:style style:name="P8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Liberation Sans" fo:font-size="10pt" style:font-size-asian="10pt" style:font-size-complex="10pt"/>
    </style:style>
    <style:style style:name="T19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style:font-name="Ubuntu1" fo:font-size="11pt" style:font-size-asian="11pt" style:font-size-complex="11pt"/>
    </style:style>
    <style:style style:name="T22" style:family="text">
      <style:text-properties style:font-name="Ubuntu1" fo:font-size="10pt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text-underline-style="none"/>
    </style:style>
    <style:style style:name="T219" style:family="text">
      <style:text-properties fo:color="#000000" loext:opacity="100%" style:text-line-through-style="none" style:text-line-through-type="none" style:text-underline-style="none" officeooo:rsid="0aabd8f8"/>
    </style:style>
    <style:style style:name="T220" style:family="text">
      <style:text-properties fo:color="#000000" loext:opacity="100%" style:text-line-through-style="none" style:text-line-through-type="none" style:text-underline-style="none" officeooo:rsid="0ee1abbb"/>
    </style:style>
    <style:style style:name="T221" style:family="text">
      <style:text-properties fo:color="#000000" loext:opacity="100%" style:text-line-through-style="none" style:text-line-through-type="none" style:text-underline-style="none" officeooo:rsid="0ee5411e"/>
    </style:style>
    <style:style style:name="T22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8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38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1" style:family="text">
      <style:text-properties fo:color="#000000" loext:opacity="100%" fo:language="nl" fo:country="NL" officeooo:rsid="0ed666af" style:font-name-asian="HG Mincho Light J" style:language-asian="nl" style:country-asian="NL" style:font-name-complex="Arial Unicode MS" style:language-complex="nl" style:country-complex="NL"/>
    </style:style>
    <style:style style:name="T242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4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6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7" style:family="text">
      <style:text-properties fo:color="#000000" loext:opacity="10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9" style:family="text">
      <style:text-properties fo:color="#000000" loext:opacity="100%" style:font-name="Liberation Sans" fo:font-size="12pt" fo:language="nl" fo:country="NL" fo:font-style="normal" style:text-underline-style="solid" style:text-underline-width="auto" style:text-underline-color="font-color" fo:font-weight="normal" officeooo:rsid="0f0ca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71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72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style:font-name="Liberation Sans" fo:font-size="10pt" fo:language="nl" fo:country="NL" officeooo:rsid="0f04355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0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1" style:family="text">
      <style:text-properties fo:color="#000000" loext:opacity="100%" officeooo:rsid="004804ae"/>
    </style:style>
    <style:style style:name="T292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93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94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95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96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97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98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99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00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01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02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03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04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05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06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07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08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09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10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1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1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13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1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1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1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1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1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use-window-font-color="true" loext:opacity="0%" style:font-name="Liberation Sans" officeooo:rsid="047da547"/>
    </style:style>
    <style:style style:name="T33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3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33" style:family="text">
      <style:text-properties style:use-window-font-color="true" loext:opacity="0%" style:font-name="Liberation Sans" fo:font-size="12pt" fo:language="nl" fo:country="NL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6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3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7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8" style:family="text">
      <style:text-properties style:use-window-font-color="true" loext:opacity="0%" style:font-name="Liberation Sans" fo:font-size="12pt" style:font-size-asian="12pt" style:font-size-complex="12pt"/>
    </style:style>
    <style:style style:name="T349" style:family="text">
      <style:text-properties style:use-window-font-color="true" loext:opacity="0%" style:font-name="Liberation Sans" officeooo:rsid="0efd8e5c"/>
    </style:style>
    <style:style style:name="T350" style:family="text">
      <style:text-properties officeooo:rsid="04473353"/>
    </style:style>
    <style:style style:name="T35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4" style:family="text">
      <style:text-properties officeooo:rsid="0aace3cd"/>
    </style:style>
    <style:style style:name="T355" style:family="text">
      <style:text-properties fo:font-size="8pt" style:font-size-asian="8pt" style:font-size-complex="8pt" loext:padding="0.049cm" loext:border="0.31pt solid #000000"/>
    </style:style>
    <style:style style:name="T356" style:family="text">
      <style:text-properties officeooo:rsid="01657261" style:font-size-complex="12pt"/>
    </style:style>
    <style:style style:name="T357" style:family="text">
      <style:text-properties officeooo:rsid="0e5635a7"/>
    </style:style>
    <style:style style:name="T358" style:family="text">
      <style:text-properties officeooo:rsid="0e56c5f4"/>
    </style:style>
    <style:style style:name="T359" style:family="text">
      <style:text-properties officeooo:rsid="0e80285f"/>
    </style:style>
    <style:style style:name="T360" style:family="text">
      <style:text-properties officeooo:rsid="0e838e2a"/>
    </style:style>
    <style:style style:name="T361" style:family="text">
      <style:text-properties officeooo:rsid="0e83c34e"/>
    </style:style>
    <style:style style:name="T362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3" style:family="text">
      <style:text-properties fo:color="#808080" loext:opacity="10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4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65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6" style:family="text">
      <style:text-properties fo:color="#808080" loext:opacity="10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67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8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69" style:family="text">
      <style:text-properties fo:color="#808080" loext:opacity="10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70" style:family="text">
      <style:text-properties fo:color="#808080" loext:opacity="10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fo:color="#808080" loext:opacity="10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73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4" style:family="text">
      <style:text-properties fo:color="#808080" loext:opacity="10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5" style:family="text">
      <style:text-properties fo:color="#808080" loext:opacity="10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6" style:family="text">
      <style:text-properties fo:color="#808080" loext:opacity="10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7" style:family="text">
      <style:text-properties fo:color="#808080" loext:opacity="100%" style:font-name="Liberation Sans" fo:font-size="12pt" style:font-size-asian="12pt" style:font-size-complex="12pt"/>
    </style:style>
    <style:style style:name="T378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9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0" style:family="text">
      <style:text-properties officeooo:rsid="0ee1abbb"/>
    </style:style>
    <style:style style:name="T38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2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83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84" style:family="text">
      <style:text-properties officeooo:rsid="0f0ca65a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6"><text:span text:style-name="Strong_20_Emphasis"><text:span text:style-name="T244">C</text:span></text:span><text:span text:style-name="Strong_20_Emphasis"><text:span text:style-name="T243">hecklist voor </text:span></text:span><text:span text:style-name="Strong_20_Emphasis"><text:span text:style-name="T245">de installatie</text:span></text:span><text:span text:style-name="Strong_20_Emphasis"><text:span text:style-name="T243"> van </text:span></text:span><text:span text:style-name="Strong_20_Emphasis"><text:span text:style-name="T243"><text:user-field-get text:name="Distro">Ubuntu</text:user-field-get></text:span></text:span><text:span text:style-name="Strong_20_Emphasis"><text:span text:style-name="T243"><text:s/></text:span></text:span><text:span text:style-name="Strong_20_Emphasis"><text:span text:style-name="T251"><text:user-field-get text:name="Version">22.04</text:user-field-get></text:span></text:span><text:span text:style-name="Strong_20_Emphasis"><text:span text:style-name="T247"><text:s/></text:span></text:span><text:span text:style-name="Strong_20_Emphasis"><text:span text:style-name="T248">LTS</text:span></text:span><text:span text:style-name="Strong_20_Emphasis"><text:span text:style-name="T248"><text:note text:id="ftn1" text:note-class="footnote"><text:note-citation>1</text:note-citation><text:note-body><text:p text:style-name="P85"><text:span text:style-name="T273">LTS</text:span><text:span text:style-name="T281"> </text:span><text:span text:style-name="T282">staat voor</text:span><text:span text:style-name="T280"> </text:span><text:span text:style-name="T273">Long-Term Support, langetermijnondersteuning, </text:span><text:span text:style-name="T283">en </text:span><text:span text:style-name="T284">d</text:span><text:span text:style-name="T283">eze </text:span><text:span text:style-name="Strong_20_Emphasis"><text:span text:style-name="T289"><text:user-field-get text:name="Distro">Ubuntu</text:user-field-get></text:span></text:span><text:span text:style-name="T283"><text:s/></text:span><text:span text:style-name="T290"><text:user-field-get text:name="Version">22.04</text:user-field-get></text:span><text:span text:style-name="T290"><text:s/></text:span><text:span text:style-name="T283">LTS </text:span><text:span text:style-name="T285">(codenaam </text:span><text:span text:style-name="T288">J</text:span><text:span text:style-name="T381">ammy Jellyfish</text:span><text:span text:style-name="T285">) </text:span><text:span text:style-name="T282">van</text:span><text:span text:style-name="T279"> </text:span><text:span text:style-name="T277">april</text:span><text:span text:style-name="T275"> </text:span><text:span text:style-name="Strong_20_Emphasis"><text:span text:style-name="T167"><text:user-field-get style:data-style-name="N0" text:name="Releaseyear">2022</text:user-field-get></text:span></text:span><text:span text:style-name="T277"><text:s/></text:span><text:span text:style-name="T273">wordt </text:span><text:span text:style-name="T274">vijf</text:span><text:span text:style-name="T273"> jaar onder</text:span><text:span text:style-name="T279">houden</text:span><text:span text:style-name="T278"> </text:span><text:span text:style-name="T273">tot </text:span><text:span text:style-name="T277">april</text:span><text:span text:style-name="T272"> </text:span><text:span text:style-name="T273">202</text:span><text:span text:style-name="T277">7</text:span><text:span text:style-name="T276">.</text:span></text:p></text:note-body></text:note></text:span></text:span><text:span text:style-name="Strong_20_Emphasis"><text:span text:style-name="T249"> </text:span></text:span><text:span text:style-name="Strong_20_Emphasis"><text:span text:style-name="T250"><text:user-field-get text:name="Edition">desktop</text:user-field-get></text:span></text:span><text:span text:style-name="Strong_20_Emphasis"><text:span text:style-name="T246">.</text:span></text:span></text:p>
      <text:p text:style-name="P10"/>
      <text:p text:style-name="P71"><text:span text:style-name="T39">Kijk op</text:span><text:span text:style-name="T243"> </text:span><text:a xlink:type="simple" xlink:href="https://karelzimmer.nl/" text:style-name="Internet_20_link" text:visited-style-name="Visited_20_Internet_20_Link"><text:span text:style-name="Internet_20_link"><text:span text:style-name="T7">karelzimmer.nl</text:span></text:span></text:a><text:span text:style-name="T243"> </text:span><text:span text:style-name="T325">voor</text:span><text:span text:style-name="T326"> </text:span><text:span text:style-name="T327">deze en andere </text:span><text:span text:style-name="T328">Linux documenten</text:span><text:span text:style-name="T69">, scripts, </text:span><text:span text:style-name="T70">en informatie</text:span><text:span text:style-name="T69">.</text:span></text:p>
      <text:p text:style-name="P11"/>
      <text:p text:style-name="P41"><text:span text:style-name="T33">D</text:span><text:span text:style-name="T32">it is een invulbare PD</text:span><text:span text:style-name="T34">F</text:span><text:span text:style-name="T32"> met tekst- en keuzevakken; </text:span><text:span text:style-name="T35">a</text:span><text:span text:style-name="T32">fdrukken is niet noodzakelijk.</text:span></text:p>
      <text:p text:style-name="P12"/>
      <text:p text:style-name="P18"><text:span text:style-name="T1">V</text:span><text:span text:style-name="T16">ul de waarden achter de </text:span><text:span text:style-name="Definition"><text:span text:style-name="T384">ONDERSTREEPTE</text:span></text:span><text:span text:style-name="T1"> </text:span><text:span text:style-name="T17">woorden</text:span><text:span text:style-name="T16"> in het</text:span><text:span text:style-name="Strong_20_Emphasis"><text:span text:style-name="T307"> </text:span></text:span><text:span text:style-name="Strong_20_Emphasis"><text:span text:style-name="T308">tekstvak</text:span></text:span><text:span text:style-name="T17">, </text:span><text:span text:style-name="T329">zie </text:span><text:span text:style-name="T349">[</text:span><text:span text:style-name="T329">toelichting</text:span><text:span text:style-name="T349">]</text:span><text:span text:style-name="T17">:</text:span></text:p>
      <text:p text:style-name="P2"><text:span text:style-name="Definition"><text:span text:style-name="T24">GEBRUIKER</text:span></text:span><text:span text:style-name="T334"><text:tab/><text:tab/></text:span><text:span text:style-name="T348"> <text:tab/><text:tab/></text:span><text:span text:style-name="T335"><draw:control text:anchor-type="as-char" svg:y="-0.429cm" draw:z-index="8" draw:name="Gebruiker" draw:style-name="gr2" draw:text-style-name="P92" svg:width="6.002cm" svg:height="0.6cm" draw:control="control9"><svg:title>Gebruiker</svg:title><svg:desc>Volledige naam, bijv. Jan Stek</svg:desc></draw:control></text:span><text:span text:style-name="T335"><text:tab/></text:span><text:span text:style-name="T336">[</text:span><text:span text:style-name="T331">volledige naam, bijv. </text:span><text:span text:style-name="T332">J</text:span><text:span text:style-name="T346">a</text:span><text:span text:style-name="T332">n </text:span><text:span text:style-name="T346">Jansen</text:span><text:span text:style-name="T347">]</text:span></text:p>
      <text:p text:style-name="Standard"><text:span text:style-name="Definition"><text:span text:style-name="T333">GEBRUKERSNAAM</text:span></text:span><text:span text:style-name="T330"><text:tab/><text:tab/></text:span><text:span text:style-name="T330"><draw:control text:anchor-type="as-char" svg:y="-0.469cm" draw:z-index="9" draw:name="Gberuikersnaam" draw:style-name="gr2" draw:text-style-name="P92" svg:width="6.002cm" svg:height="0.6cm" draw:control="control10"><svg:title>Gebruikersnaam</svg:title><svg:desc>Korte naam, bijv. jan</svg:desc></draw:control></text:span><text:span text:style-name="T330"><text:tab/></text:span><text:span text:style-name="T9">[</text:span><text:span text:style-name="T8">korte naam, bijv. </text:span><text:span text:style-name="T255">j</text:span><text:span text:style-name="T256">an</text:span><text:span text:style-name="T257">]</text:span></text:p>
      <text:p text:style-name="P1"><text:span text:style-name="Definition">COMPUTERNAAM</text:span><text:span text:style-name="T337"><text:tab/><text:tab/></text:span><draw:control text:anchor-type="as-char" svg:y="-0.429cm" draw:z-index="10" draw:name="Computernaam" draw:style-name="gr2" draw:text-style-name="P92" svg:width="6.002cm" svg:height="0.6cm" draw:control="control11"><svg:title>Computernaam</svg:title><svg:desc>Unieke naam van de computer</svg:desc></draw:control><text:tab/><text:span text:style-name="T343">[</text:span><text:span text:style-name="T339">naam van de compute</text:span><text:span text:style-name="T340">r, </text:span><text:span text:style-name="T341">bijv. </text:span><text:span text:style-name="T342">pc02</text:span><text:span text:style-name="T343">]</text:span></text:p>
      <text:p text:style-name="P1"><text:span text:style-name="Definition">OPSTARTMEnU</text:span><text:span text:style-name="T335"><text:tab/><text:tab/><text:tab/></text:span><text:span text:style-name="T335"><draw:control text:anchor-type="as-char" svg:y="-0.429cm" draw:z-index="11" draw:name="Opstartmenu" draw:style-name="gr2" draw:text-style-name="P92" svg:width="6.002cm" svg:height="0.6cm" draw:control="control12"><svg:title>Opstartmenu</svg:title><svg:desc>Toets voor het opstartmenu ("bootmenu")</svg:desc></draw:control></text:span><text:span text:style-name="T335"><text:tab/></text:span><text:span text:style-name="T343">[</text:span><text:span text:style-name="T339">to</text:span><text:span text:style-name="T344">ets voor het opstartmedium</text:span><text:span text:style-name="T345">]</text:span></text:p>
      <text:p text:style-name="P6"><text:span text:style-name="Definition"><text:span text:style-name="T338">INSTELLINGE</text:span></text:span><text:span text:style-name="Definition">N</text:span><text:span text:style-name="T338"> <text:tab/><text:tab/><text:tab/></text:span><text:span text:style-name="T338"><draw:control text:anchor-type="as-char" svg:y="-0.429cm" draw:z-index="7" draw:name="Instellingen" draw:style-name="gr2" draw:text-style-name="P92" svg:width="6.002cm" svg:height="0.6cm" draw:control="control8"><svg:title>Instellingen</svg:title><svg:desc>Toets voor het BIOS/UEFI-scherm ("setup")</svg:desc></draw:control></text:span><text:span text:style-name="T338"><text:tab/></text:span><text:span text:style-name="T343">[</text:span><text:span text:style-name="T339">toets voor het UEFI-BIOS-scherm</text:span><text:span text:style-name="T343">]</text:span></text:p>
      <text:p text:style-name="P3"><text:span text:style-name="Definition"><text:span text:style-name="T370">GEBRUIKER2</text:span></text:span><text:span text:style-name="T375"><text:tab/></text:span><text:span text:style-name="T377"> <text:tab/><text:tab/></text:span><text:span text:style-name="T362"><draw:control text:anchor-type="as-char" svg:y="-0.429cm" draw:z-index="16" draw:name="Gebruiker 1" draw:style-name="gr2" draw:text-style-name="P92" svg:width="6.002cm" svg:height="0.6cm" draw:control="control17"><svg:title>Gebruiker</svg:title><svg:desc>Volledige naam, bijv. Jan Stek</svg:desc></draw:control></text:span><text:span text:style-name="T362"><text:tab/></text:span><text:span text:style-name="T363">[</text:span><text:span text:style-name="T364">volledige naam </text:span><text:span text:style-name="T365">evt. 2</text:span><text:span text:style-name="T378">e</text:span><text:span text:style-name="T365"> gebruiker</text:span><text:span text:style-name="T366">]</text:span></text:p>
      <text:p text:style-name="P72"><text:span text:style-name="Definition"><text:span text:style-name="T370">GEBRUIKERSN</text:span></text:span><text:span text:style-name="Definition"><text:span text:style-name="T371">aa</text:span></text:span><text:span text:style-name="Definition"><text:span text:style-name="T370">M2</text:span></text:span><text:span text:style-name="Definition"><text:span text:style-name="T376"><text:tab/></text:span></text:span><text:span text:style-name="T367"><draw:control text:anchor-type="as-char" svg:y="-0.429cm" draw:z-index="17" draw:name="Gberuikersnaam 1" draw:style-name="gr2" draw:text-style-name="P92" svg:width="6.002cm" svg:height="0.6cm" draw:control="control18"><svg:title>Gebruikersnaam</svg:title><svg:desc>Korte naam, bijv. jan</svg:desc></draw:control></text:span><text:span text:style-name="T367"><text:tab/></text:span><text:span text:style-name="T369">[</text:span><text:span text:style-name="T368">korte naam</text:span><text:span text:style-name="T372"> </text:span><text:span text:style-name="T373">evt. 2</text:span><text:span text:style-name="T379">e</text:span><text:span text:style-name="T373"> gebruiker</text:span><text:span text:style-name="T374">]</text:span></text:p>
      <text:p text:style-name="P7"><text:span text:style-name="T258">Vervang </text:span><text:span text:style-name="Definition"><text:span text:style-name="T26">ONDERSTREEPTE</text:span></text:span><text:span text:style-name="T258"> </text:span><text:span text:style-name="T259">woorden </text:span><text:span text:style-name="T258">in deze checklist door </text:span><text:span text:style-name="T259">boven</text:span><text:span text:style-name="T258">staande waarden.</text:span></text:p>
      <text:p text:style-name="P5"/>
      <text:p text:style-name="P5"/>
      <text:p text:style-name="P4"><text:span text:style-name="T267">Nog niet op Linux?</text:span><text:span text:style-name="T260"><text:tab/></text:span><text:span text:style-name="T264"><text:tab/></text:span><text:span text:style-name="T265">G</text:span><text:span text:style-name="T261">ebruik </text:span><text:span text:style-name="Strong_20_Emphasis"><text:span text:style-name="T268">Checklist migratie</text:span></text:span><text:span text:style-name="T261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62"> onder </text:span><text:span text:style-name="T266">Linux</text:span><text:span text:style-name="T263">.</text:span></text:p>
      <text:p text:style-name="P42"><text:span text:style-name="T231">Nieuwe installatie?</text:span><text:span text:style-name="T226"><text:tab/></text:span><text:span text:style-name="T228"></text:span><text:span text:style-name="T230"><text:tab/></text:span><text:span text:style-name="T229">B</text:span><text:span text:style-name="T226">egin bij hoofdstuk </text:span><text:span text:style-name="T231"><text:bookmark-ref text:reference-format="page" text:ref-name="__RefNumPara__4009_1271708128">2</text:bookmark-ref></text:span><text:span text:style-name="T226"><text:s text:c="2"/></text:span><text:span text:style-name="T232"><text:bookmark-ref text:reference-format="text" text:ref-name="__RefNumPara__4009_1271708128">Installatie uitvoeren</text:bookmark-ref></text:span><text:span text:style-name="T227">.</text:span></text:p>
      <text:p text:style-name="P26"/>
      <text:p text:style-name="P26"/>
      <text:list xml:id="list34559365" text:style-name="L1">
        <text:list-item>
          <text:p text:style-name="P88"><text:bookmark-start text:name="__RefNumPara__4083_1271708128"/>Installatie voorbereiden<text:bookmark-end text:name="__RefNumPara__4083_1271708128"/></text:p>
        </text:list-item>
      </text:list>
      <text:p text:style-name="P1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6"><text:span text:style-name="Strong_20_Emphasis"><text:span text:style-name="T74"><text:s/></text:span></text:span><text:span text:style-name="Strong_20_Emphasis"><text:span text:style-name="T117"><draw:control text:anchor-type="as-char" draw:z-index="14" draw:name="Vorm3_0" draw:style-name="gr1" draw:text-style-name="P91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74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68"><text:span text:style-name="User_20_Entry"><text:span text:style-name="T166">E</text:span></text:span><text:span text:style-name="User_20_Entry"><text:span text:style-name="T211">v</text:span></text:span><text:span text:style-name="User_20_Entry"><text:span text:style-name="T212">en</text:span></text:span><text:span text:style-name="User_20_Entry"><text:span text:style-name="T214">t</text:span></text:span><text:span text:style-name="User_20_Entry"><text:span text:style-name="T215">uele </text:span></text:span><text:span text:style-name="User_20_Entry"><text:span text:style-name="T216">extra </text:span></text:span><text:span text:style-name="Definition"><text:span text:style-name="T382">gebruiker</text:span></text:span><text:span text:style-name="User_20_Entry"><text:span text:style-name="T200">s</text:span></text:span><text:span text:style-name="User_20_Entry"><text:span text:style-name="T216"> aanmelden </text:span></text:span><text:span text:style-name="User_20_Entry"><text:span text:style-name="T217">en dezelfde stappen uitvoeren</text:span></text:span><text:span text:style-name="User_20_Entry"><text:span text:style-name="T213">.</text:span></text:span></text:p></text:note-body></text:note></text:span></text:span><text:span text:style-name="Strong_20_Emphasis"><text:span text:style-name="T75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53"><text:span text:style-name="Strong_20_Emphasis"><text:span text:style-name="T76"><text:s/></text:span></text:span><text:span text:style-name="Strong_20_Emphasis"><text:span text:style-name="T118"><draw:control text:anchor-type="as-char" draw:z-index="0" draw:name="Vorm4" draw:style-name="gr1" draw:text-style-name="P9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76">Installeer </text:span></text:span><text:span text:style-name="Strong_20_Emphasis"><text:span text:style-name="T115">pakket kz</text:span></text:span><text:span text:style-name="Strong_20_Emphasis"><text:span text:style-name="T115"><text:note text:id="ftn3" text:note-class="footnote"><text:note-citation>3</text:note-citation><text:note-body><text:p text:style-name="P80"><text:span text:style-name="T360">Debian-</text:span><text:span text:style-name="T361">p</text:span>akket kz plaatst documenten en scripts van Karel Zimmer <text:span text:style-name="T359">(zie </text:span><text:a xlink:type="simple" xlink:href="https://karelzimmer.nl/" text:style-name="Internet_20_link" text:visited-style-name="Visited_20_Internet_20_Link"><text:span text:style-name="Strong_20_Emphasis"><text:span text:style-name="T351">karelzimmer.nl</text:span></text:span></text:a><text:span text:style-name="Strong_20_Emphasis"><text:span text:style-name="T29">) </text:span></text:span>voor het installeren en beheren van Debian en op Debian gebaseerd systeem zoals Ubuntu.</text:p></text:note-body></text:note></text:span></text:span><text:span text:style-name="Strong_20_Emphasis"><text:span text:style-name="T115"> </text:span></text:span><text:span text:style-name="Strong_20_Emphasis"><text:span text:style-name="T77">via </text:span></text:span><text:span text:style-name="Strong_20_Emphasis"><text:span text:style-name="T85">een </text:span></text:span><text:span text:style-name="Strong_20_Emphasis"><text:span text:style-name="T91">druk op de </text:span></text:span><text:span text:style-name="Strong_20_Emphasis"><text:span text:style-name="T88">Super</text:span></text:span><text:span text:style-name="Strong_20_Emphasis"><text:span text:style-name="T91">-toets</text:span></text:span><text:span text:style-name="Strong_20_Emphasis"><text:span text:style-name="T37"><text:note text:id="ftn4" text:note-class="footnote"><text:note-citation>4</text:note-citation><text:note-body><text:p text:style-name="P84"><text:span text:style-name="T225">D</text:span>e <text:span text:style-name="T355">Super</text:span>-toets <text:span text:style-name="T286">is de Windows-toets, Command-toets </text:span><text:span text:style-name="T287">(Apple)</text:span><text:span text:style-name="T286">, of Vergrootglas-toets </text:span><text:span text:style-name="T287">(Chromebook)</text:span><text:span text:style-name="T286">.</text:span></text:p></text:note-body></text:note></text:span></text:span><text:span text:style-name="Strong_20_Emphasis"><text:span text:style-name="T85">, </text:span></text:span><text:span text:style-name="Strong_20_Emphasis"><text:span text:style-name="T98">t</text:span></text:span><text:span text:style-name="Strong_20_Emphasis"><text:span text:style-name="T90">yp </text:span></text:span><text:span text:style-name="Strong_20_Emphasis"><text:span text:style-name="T139">ter</text:span></text:span><text:span text:style-name="Strong_20_Emphasis"><text:span text:style-name="T140">m</text:span></text:span><text:span text:style-name="Strong_20_Emphasis"><text:span text:style-name="T79"> </text:span></text:span><text:span text:style-name="Strong_20_Emphasis"><text:span text:style-name="T99">e</text:span></text:span><text:span text:style-name="Strong_20_Emphasis"><text:span text:style-name="T77">n </text:span></text:span><text:span text:style-name="Strong_20_Emphasis"><text:span text:style-name="T93">k</text:span></text:span><text:span text:style-name="Strong_20_Emphasis"><text:span text:style-name="T77">lik op het pictogram van </text:span></text:span><text:span text:style-name="Strong_20_Emphasis"><text:span text:style-name="T141">Terminalvenster</text:span></text:span><text:span text:style-name="Strong_20_Emphasis"><text:span text:style-name="T79">.</text:span></text:span></text:p>
          </table:table-cell>
        </table:table-row>
        <table:table-row>
          <table:table-cell table:style-name="_31_._5f_Installatie_5f_voorbereiden.A1" office:value-type="string">
            <text:p text:style-name="P62"><text:span text:style-name="Strong_20_Emphasis"><text:span text:style-name="T76"/></text:span></text:p>
          </table:table-cell>
          <table:table-cell table:style-name="_31_._5f_Installatie_5f_voorbereiden.A1" office:value-type="string">
            <text:p text:style-name="P55"><text:span text:style-name="T3">Typ</text:span><text:span text:style-name="Strong_20_Emphasis"><text:span text:style-name="T80">, of </text:span></text:span><text:span text:style-name="Strong_20_Emphasis"><text:span text:style-name="T79">kopieer en plak, de</text:span></text:span><text:span text:style-name="Strong_20_Emphasis"><text:span text:style-name="T81">z</text:span></text:span><text:span text:style-name="Strong_20_Emphasis"><text:span text:style-name="T79">e </text:span></text:span><text:span text:style-name="Strong_20_Emphasis"><text:span text:style-name="T82">twee </text:span></text:span><text:span text:style-name="Strong_20_Emphasis"><text:span text:style-name="T79">opdrachten, ieder gevolgd door de </text:span></text:span><text:span text:style-name="Strong_20_Emphasis"><text:span text:style-name="T78">Enter</text:span></text:span><text:span text:style-name="Strong_20_Emphasis"><text:span text:style-name="T77">-toets:<text:line-break/></text:span></text:span><text:span text:style-name="User_20_Entry"><text:span text:style-name="T30">wget karelzimmer.nl/</text:span></text:span><text:span text:style-name="User_20_Entry"><text:span text:style-name="T31">kz</text:span></text:span><text:span text:style-name="User_20_Entry"><text:span text:style-name="T30"><text:line-break/>bash 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65"><text:span text:style-name="T3">V</text:span><text:span text:style-name="Strong_20_Emphasis"><text:span text:style-name="T83">olg </text:span></text:span><text:span text:style-name="Strong_20_Emphasis"><text:span text:style-name="T84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53"><text:span text:style-name="Strong_20_Emphasis"><text:span text:style-name="T76"><text:s/></text:span></text:span><text:span text:style-name="Strong_20_Emphasis"><text:span text:style-name="Strong_20_Emphasis"><text:span text:style-name="T118"><draw:control text:anchor-type="as-char" draw:z-index="1" draw:name="Vorm6" draw:style-name="gr1" draw:text-style-name="P91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85">Bereid de installatie voor </text:span></text:span><text:span text:style-name="Strong_20_Emphasis"><text:span text:style-name="T77">via </text:span></text:span><text:span text:style-name="Strong_20_Emphasis"><text:span text:style-name="T85">een </text:span></text:span><text:span text:style-name="Strong_20_Emphasis"><text:span text:style-name="T86">druk </text:span></text:span><text:span text:style-name="Strong_20_Emphasis"><text:span text:style-name="T87">op de </text:span></text:span><text:span text:style-name="Strong_20_Emphasis"><text:span text:style-name="T88">Super</text:span></text:span><text:span text:style-name="Strong_20_Emphasis"><text:span text:style-name="T87">-toets</text:span></text:span><text:span text:style-name="Strong_20_Emphasis"><text:span text:style-name="T38"><text:note-ref text:note-class="footnote" text:reference-format="text" text:ref-name="ftn4">4</text:note-ref></text:span></text:span><text:span text:style-name="Strong_20_Emphasis"><text:span text:style-name="T85">, </text:span></text:span><text:span text:style-name="Strong_20_Emphasis"><text:span text:style-name="T89">t</text:span></text:span><text:span text:style-name="Strong_20_Emphasis"><text:span text:style-name="T90">yp </text:span></text:span><text:span text:style-name="Strong_20_Emphasis"><text:span text:style-name="T135">men</text:span></text:span><text:span text:style-name="Strong_20_Emphasis"><text:span text:style-name="T136">u</text:span></text:span><text:span text:style-name="Strong_20_Emphasis"><text:span text:style-name="T91"> </text:span></text:span><text:span text:style-name="Strong_20_Emphasis"><text:span text:style-name="T92">e</text:span></text:span><text:span text:style-name="Strong_20_Emphasis"><text:span text:style-name="T77">n </text:span></text:span><text:span text:style-name="Strong_20_Emphasis"><text:span text:style-name="T93">k</text:span></text:span><text:span text:style-name="Strong_20_Emphasis"><text:span text:style-name="T77">lik op het pictogram van</text:span></text:span><text:span text:style-name="Strong_20_Emphasis"><text:span text:style-name="T119"> </text:span></text:span><text:span text:style-name="Strong_20_Emphasis"><text:span text:style-name="T153">Installatiem</text:span></text:span><text:span text:style-name="Strong_20_Emphasis"><text:span text:style-name="T154">enu</text:span></text:span><text:span text:style-name="Strong_20_Emphasis"><text:span text:style-name="T87">.</text:span></text:span></text:p>
          </table:table-cell>
        </table:table-row>
        <table:table-row>
          <table:table-cell table:style-name="_31_._5f_Installatie_5f_voorbereiden.A1" office:value-type="string">
            <text:p text:style-name="P63"><text:span text:style-name="Strong_20_Emphasis"><text:span text:style-name="T76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94">K</text:span></text:span><text:span text:style-name="Strong_20_Emphasis"><text:span text:style-name="T95">ie</text:span></text:span><text:span text:style-name="Strong_20_Emphasis"><text:span text:style-name="T96">s</text:span></text:span><text:span text:style-name="Strong_20_Emphasis"><text:span text:style-name="T84"> </text:span></text:span><text:span text:style-name="Strong_20_Emphasis"><text:span text:style-name="T155">1</text:span></text:span><text:span text:style-name="Strong_20_Emphasis"><text:span text:style-name="T156"> </text:span></text:span><text:span text:style-name="Strong_20_Emphasis"><text:span text:style-name="T157">In</text:span></text:span><text:span text:style-name="Strong_20_Emphasis"><text:span text:style-name="T144">stallatie voorbereiden</text:span></text:span><text:span text:style-name="Strong_20_Emphasis"><text:span text:style-name="T97"> </text:span></text:span><text:span text:style-name="Strong_20_Emphasis"><text:span text:style-name="T83">en volg </text:span></text:span><text:span text:style-name="Strong_20_Emphasis"><text:span text:style-name="T84">de aanwijzingen op het scherm.</text:span></text:span></text:p>
          </table:table-cell>
        </table:table-row>
      </table:table>
      <text:p text:style-name="P14"/>
      <text:list xml:id="list94155887773738" text:continue-numbering="true" text:style-name="L1">
        <text:list-item>
          <text:p text:style-name="P89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3"><text:span text:style-name="Strong_20_Emphasis"><text:span text:style-name="T76"><text:s/></text:span></text:span><text:span text:style-name="Strong_20_Emphasis"><text:span text:style-name="T118"><draw:control text:anchor-type="as-char" draw:z-index="2" draw:name="Vorm9" draw:style-name="gr1" draw:text-style-name="P91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40"><text:span text:style-name="T28">Start de computer op vanaf </text:span><text:span text:style-name="T291">een </text:span><text:span text:style-name="Strong_20_Emphasis"><text:span text:style-name="T253"><text:user-field-get text:name="Distro">Ubuntu</text:user-field-get></text:span></text:span><text:span text:style-name="T241"><text:s/></text:span><text:span text:style-name="T238"><text:user-field-get text:name="Version">22.04</text:user-field-get></text:span><text:span text:style-name="T218"><text:s/>Live</text:span><text:span text:style-name="T218"><text:note text:id="ftn5" text:note-class="footnote"><text:note-citation>1</text:note-citation><text:note-body><text:p text:style-name="P83"><text:span text:style-name="T350">Vanaf ee</text:span>n Live <text:span text:style-name="T380">usb</text:span><text:span text:style-name="T354">-stick </text:span><text:span text:style-name="T357">(</text:span><text:span text:style-name="T354">of </text:span><text:span text:style-name="T358">dvd</text:span><text:span text:style-name="T357">)</text:span><text:span text:style-name="T22"> </text:span>kunt <text:span text:style-name="T350">u opstarten en</text:span> <text:span text:style-name="T18">met </text:span><text:span text:style-name="Strong_20_Emphasis"><text:span text:style-name="T289"><text:user-field-get text:name="Distro">Ubuntu</text:user-field-get></text:span></text:span><text:span text:style-name="Strong_20_Emphasis"><text:span text:style-name="T289"><text:s/></text:span></text:span>werken zonder deze te installeren.</text:p></text:note-body></text:note></text:span><text:span text:style-name="T218"> </text:span><text:span text:style-name="T220">usb</text:span><text:span text:style-name="T219">-stick</text:span><text:span text:style-name="T219"><text:note text:id="ftn6" text:note-class="footnote"><text:note-citation>2</text:note-citation><text:note-body><text:p text:style-name="P78"><text:span text:style-name="Strong_20_Emphasis"><text:span text:style-name="T168">Download </text:span></text:span><text:span text:style-name="Strong_20_Emphasis"><text:span text:style-name="T169">een </text:span></text:span><text:span text:style-name="Strong_20_Emphasis"><text:span text:style-name="T170">cd</text:span></text:span><text:span text:style-name="Strong_20_Emphasis"><text:span text:style-name="T196">-beeldbestand</text:span></text:span><text:span text:style-name="Strong_20_Emphasis"><text:span text:style-name="T171"> </text:span></text:span><text:span text:style-name="Strong_20_Emphasis"><text:span text:style-name="T172">(.iso) </text:span></text:span><text:span text:style-name="Strong_20_Emphasis"><text:span text:style-name="T171">vanaf </text:span></text:span><text:a xlink:type="simple" xlink:href="https://nl.releases.ubuntu.com/" text:style-name="Internet_20_link" text:visited-style-name="Visited_20_Internet_20_Link"><text:span text:style-name="Strong_20_Emphasis"><text:span text:style-name="T352">nl.releases.ubuntu.com</text:span></text:span></text:a><text:span text:style-name="Strong_20_Emphasis"><text:span text:style-name="T171">, </text:span></text:span><text:span text:style-name="Strong_20_Emphasis"><text:span text:style-name="T173">klik op</text:span></text:span><text:span text:style-name="Strong_20_Emphasis"><text:span text:style-name="T174"> </text:span></text:span><text:span text:style-name="Strong_20_Emphasis"><text:span text:style-name="T202">Ubuntu 2</text:span></text:span><text:span text:style-name="Strong_20_Emphasis"><text:span text:style-name="T203">2</text:span></text:span><text:span text:style-name="Strong_20_Emphasis"><text:span text:style-name="T202">.04 LTS (Jammy Jellyfish)</text:span></text:span><text:span text:style-name="Strong_20_Emphasis"><text:span text:style-name="T174">, </text:span></text:span><text:span text:style-name="Strong_20_Emphasis"><text:span text:style-name="T175">en </text:span></text:span><text:span text:style-name="Strong_20_Emphasis"><text:span text:style-name="T173">klik </text:span></text:span><text:span text:style-name="Strong_20_Emphasis"><text:span text:style-name="T175">vervolgens </text:span></text:span><text:span text:style-name="Strong_20_Emphasis"><text:span text:style-name="T176">achter</text:span></text:span><text:span text:style-name="Strong_20_Emphasis"><text:span text:style-name="T175"> </text:span></text:span><text:span text:style-name="Strong_20_Emphasis"><text:span text:style-name="T204">Desktop image</text:span></text:span><text:span text:style-name="Strong_20_Emphasis"><text:span text:style-name="T175"> </text:span></text:span><text:span text:style-name="Strong_20_Emphasis"><text:span text:style-name="T176">op </text:span></text:span><text:span text:style-name="Strong_20_Emphasis"><text:span text:style-name="T201">64-bit PC (AMD64) desktop image</text:span></text:span><text:span text:style-name="Strong_20_Emphasis"><text:span text:style-name="T199">.</text:span></text:span><text:span text:style-name="Strong_20_Emphasis"><text:span text:style-name="T175"><text:line-break/></text:span></text:span><text:span text:style-name="Strong_20_Emphasis"><text:span text:style-name="T173">P</text:span></text:span><text:span text:style-name="Strong_20_Emphasis"><text:span text:style-name="T168">laats </text:span></text:span><text:span text:style-name="Strong_20_Emphasis"><text:span text:style-name="T169">een </text:span></text:span><text:span text:style-name="Strong_20_Emphasis"><text:span text:style-name="T170">usb</text:span></text:span><text:span text:style-name="Strong_20_Emphasis"><text:span text:style-name="T169">-stick </text:span></text:span><text:span text:style-name="Strong_20_Emphasis"><text:span text:style-name="T197">va</text:span></text:span><text:span text:style-name="Strong_20_Emphasis"><text:span text:style-name="T177">n </text:span></text:span><text:span text:style-name="Strong_20_Emphasis"><text:span text:style-name="T178">min</text:span></text:span><text:span text:style-name="Strong_20_Emphasis"><text:span text:style-name="T179">imaal</text:span></text:span><text:span text:style-name="Strong_20_Emphasis"><text:span text:style-name="T178"> </text:span></text:span><text:span text:style-name="Strong_20_Emphasis"><text:span text:style-name="T180">4</text:span></text:span><text:span text:style-name="Strong_20_Emphasis"><text:span text:style-name="T178"> GB. <text:line-break/></text:span></text:span><text:span text:style-name="Strong_20_Emphasis"><text:span text:style-name="T198">Zoek</text:span></text:span><text:span text:style-name="Strong_20_Emphasis"><text:span text:style-name="T178"> </text:span></text:span><text:span text:style-name="Strong_20_Emphasis"><text:span text:style-name="T205">s</text:span></text:span><text:span text:style-name="Strong_20_Emphasis"><text:span text:style-name="T206">ch</text:span></text:span><text:span text:style-name="Strong_20_Emphasis"><text:span text:style-name="T178"> en klik op het pictogram van</text:span></text:span><text:span text:style-name="Strong_20_Emphasis"><text:span text:style-name="T181"> </text:span></text:span><text:span text:style-name="Strong_20_Emphasis"><text:span text:style-name="T208">Schijven</text:span></text:span><text:span text:style-name="Strong_20_Emphasis"><text:span text:style-name="T182">. Selecteer de </text:span></text:span><text:span text:style-name="Strong_20_Emphasis"><text:span text:style-name="T183">usb</text:span></text:span><text:span text:style-name="Strong_20_Emphasis"><text:span text:style-name="T182">-stick in de lijst van schijven aan de linkerkant en klik rechtsboven op </text:span></text:span><text:span text:style-name="Strong_20_Emphasis"><text:span text:style-name="T207">Schijfinstellingen</text:span></text:span><text:span text:style-name="Strong_20_Emphasis"><text:span text:style-name="T182"> </text:span></text:span><text:span text:style-name="Strong_20_Emphasis"><text:span text:style-name="T207">⋮</text:span></text:span><text:span text:style-name="Strong_20_Emphasis"><text:span text:style-name="T182"> (icoontje met de drie puntjes).</text:span></text:span></text:p><text:p text:style-name="P74"><text:span text:style-name="Strong_20_Emphasis"><text:span text:style-name="T182"><text:tab/>Kies </text:span></text:span><text:span text:style-name="Strong_20_Emphasis"><text:span text:style-name="T207">Schijfkopie terugzetten</text:span></text:span><text:span text:style-name="Strong_20_Emphasis"><text:span text:style-name="T182"> en selecteer </text:span></text:span><text:span text:style-name="Strong_20_Emphasis"><text:span text:style-name="T184">het net</text:span></text:span><text:span text:style-name="Strong_20_Emphasis"><text:span text:style-name="T185"> gedownloade </text:span></text:span><text:span text:style-name="Strong_20_Emphasis"><text:span text:style-name="T186">cd</text:span></text:span><text:span text:style-name="T19">-beeldbestand </text:span><text:span text:style-name="T20">(.iso)</text:span><text:span text:style-name="Strong_20_Emphasis"><text:span text:style-name="T185">.</text:span></text:span></text:p><text:p text:style-name="P77"><text:span text:style-name="Strong_20_Emphasis"><text:span text:style-name="T182"><text:tab/>Klik op </text:span></text:span><text:span text:style-name="Strong_20_Emphasis"><text:span text:style-name="T207">Terugzetten starten</text:span></text:span><text:span text:style-name="Strong_20_Emphasis"><text:span text:style-name="T182"> en vervolgens op </text:span></text:span><text:span text:style-name="Strong_20_Emphasis"><text:span text:style-name="T207">Terugzetten</text:span></text:span><text:span text:style-name="Strong_20_Emphasis"><text:span text:style-name="T187">.<text:line-break/></text:span></text:span><text:span text:style-name="Strong_20_Emphasis"><text:span text:style-name="T188">O</text:span></text:span><text:span text:style-name="Strong_20_Emphasis"><text:span text:style-name="T169">f </text:span></text:span><text:span text:style-name="Strong_20_Emphasis"><text:span text:style-name="T189">gebruik </text:span></text:span><text:span text:style-name="Strong_20_Emphasis"><text:span text:style-name="T190">het programma </text:span></text:span><text:span text:style-name="Strong_20_Emphasis"><text:span text:style-name="T209">Etche</text:span></text:span><text:span text:style-name="Strong_20_Emphasis"><text:span text:style-name="T210">r</text:span></text:span><text:span text:style-name="Strong_20_Emphasis"><text:span text:style-name="T190"> </text:span></text:span><text:span text:style-name="Strong_20_Emphasis"><text:span text:style-name="T191">(</text:span></text:span><text:a xlink:type="simple" xlink:href="https://www.balena.io/etcher/" text:style-name="Internet_20_link" text:visited-style-name="Visited_20_Internet_20_Link"><text:span text:style-name="Strong_20_Emphasis"><text:span text:style-name="T353">etcher.io</text:span></text:span></text:a><text:span text:style-name="Strong_20_Emphasis"><text:span text:style-name="T191">) </text:span></text:span><text:span text:style-name="Strong_20_Emphasis"><text:span text:style-name="T192">dat </text:span></text:span><text:span text:style-name="Strong_20_Emphasis"><text:span text:style-name="T169">beschikbaar </text:span></text:span><text:span text:style-name="Strong_20_Emphasis"><text:span text:style-name="T192">is </text:span></text:span><text:span text:style-name="Strong_20_Emphasis"><text:span text:style-name="T169">voor </text:span></text:span><text:span text:style-name="Strong_20_Emphasis"><text:span text:style-name="T182">Windows, </text:span></text:span><text:span text:style-name="Strong_20_Emphasis"><text:span text:style-name="T193">mac</text:span></text:span><text:span text:style-name="Strong_20_Emphasis"><text:span text:style-name="T194">OS</text:span></text:span><text:span text:style-name="Strong_20_Emphasis"><text:span text:style-name="T190">, </text:span></text:span><text:span text:style-name="Strong_20_Emphasis"><text:span text:style-name="T191">en </text:span></text:span><text:span text:style-name="Strong_20_Emphasis"><text:span text:style-name="T190">Linux</text:span></text:span><text:span text:style-name="Strong_20_Emphasis"><text:span text:style-name="T195">.</text:span></text:span></text:p></text:note-body></text:note></text:span><text:span text:style-name="T218"> </text:span><text:span text:style-name="T221">of dvd.</text:span></text:p>
            <text:p text:style-name="P46"><text:span text:style-name="T164">Opstartmenu/</text:span><text:span text:style-name="T165">boot menu</text:span><text:span text:style-name="T164"> </text:span><text:span text:style-name="T163">via </text:span><text:span text:style-name="Definition"><text:span text:style-name="T356">opstartmenu</text:span></text:span><text:span text:style-name="T163">, </text:span><text:span text:style-name="T164">instellingen/</text:span><text:span text:style-name="T165">setup</text:span><text:span text:style-name="T163"> via </text:span><text:span text:style-name="Definition"><text:span text:style-name="T4">instellingen</text:span></text:span><text:span text:style-name="T163">.</text:span></text:p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76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20">Kies</text:span></text:span><text:span text:style-name="Strong_20_Emphasis"><text:span text:style-name="T40"> </text:span></text:span><text:span text:style-name="Strong_20_Emphasis"><text:span text:style-name="T121">als</text:span></text:span><text:span text:style-name="Strong_20_Emphasis"><text:span text:style-name="T41"> </text:span></text:span><text:span text:style-name="Strong_20_Emphasis"><text:span text:style-name="T42">mogelijk</text:span></text:span><text:span text:style-name="Strong_20_Emphasis"><text:span text:style-name="T40"> </text:span></text:span><text:span text:style-name="Strong_20_Emphasis"><text:span text:style-name="T43">met pijltjes-toetsen</text:span></text:span><text:span text:style-name="Strong_20_Emphasis"><text:span text:style-name="T44"> </text:span></text:span><text:span text:style-name="Strong_20_Emphasis"><text:span text:style-name="T142">Nederlands</text:span></text:span><text:span text:style-name="Strong_20_Emphasis"><text:span text:style-name="T45"> </text:span></text:span><text:span text:style-name="Strong_20_Emphasis"><text:span text:style-name="T43">en druk op </text:span></text:span><text:span text:style-name="Strong_20_Emphasis"><text:span text:style-name="T46">de </text:span></text:span><text:span text:style-name="Strong_20_Emphasis"><text:span text:style-name="T47">Enter</text:span></text:span><text:span text:style-name="Strong_20_Emphasis"><text:span text:style-name="T46">-toets.</text:span></text:span></text:p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19"><text:span text:style-name="T271">Kies </text:span><text:span text:style-name="T270">Ubuntu installeren </text:span><text:span text:style-name="Strong_20_Emphasis"><text:span text:style-name="T121">en druk op </text:span></text:span><text:span text:style-name="Strong_20_Emphasis"><text:span text:style-name="T122">de </text:span></text:span><text:span text:style-name="Strong_20_Emphasis"><text:span text:style-name="T123">Enter</text:span></text:span><text:span text:style-name="Strong_20_Emphasis"><text:span text:style-name="T122">-toets</text:span></text:span><text:span text:style-name="T271">.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4"/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4"><text:span text:style-name="Strong_20_Emphasis"><text:span text:style-name="T71">V</text:span></text:span><text:span text:style-name="Strong_20_Emphasis"><text:span text:style-name="T67">olg de aanwijzingen </text:span></text:span><text:span text:style-name="Strong_20_Emphasis"><text:span text:style-name="T72">op de schermen</text:span></text:span><text:span text:style-name="Strong_20_Emphasis"><text:span text:style-name="T132">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24"/>
          </table:table-cell>
        </table:table-row>
        <table:table-row>
          <table:table-cell table:style-name="_32_._5f_Installatie_5f_uitvoeren.A1" office:value-type="string">
            <text:p text:style-name="P76"><text:span text:style-name="Strong_20_Emphasis"><text:span text:style-name="T3"><text:s/></text:span></text:span><text:span text:style-name="Strong_20_Emphasis"><text:span text:style-name="T76"><draw:control text:anchor-type="as-char" draw:z-index="18" draw:name="Vorm12" draw:style-name="gr1" draw:text-style-name="P91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6"><text:span text:style-name="Strong_20_Emphasis"><text:span text:style-name="T48">Als </text:span></text:span><text:span text:style-name="Strong_20_Emphasis"><text:span text:style-name="T49">het </text:span></text:span><text:span text:style-name="Strong_20_Emphasis"><text:span text:style-name="T50">het scherm </text:span></text:span><text:span text:style-name="Strong_20_Emphasis"><text:span text:style-name="T149">Draadloos</text:span></text:span><text:span text:style-name="Strong_20_Emphasis"><text:span text:style-name="T50"> </text:span></text:span><text:span text:style-name="Strong_20_Emphasis"><text:span text:style-name="T49">verschijnt, </text:span></text:span><text:span text:style-name="Strong_20_Emphasis"><text:span text:style-name="T51">kies</text:span></text:span><text:span text:style-name="Strong_20_Emphasis"><text:span text:style-name="T50"> </text:span></text:span><text:span text:style-name="Strong_20_Emphasis"><text:span text:style-name="T73">het</text:span></text:span><text:span text:style-name="Strong_20_Emphasis"><text:span text:style-name="T51"> draadloos netwerk, maak </text:span></text:span><text:span text:style-name="Strong_20_Emphasis"><text:span text:style-name="T39">verbinding, </text:span></text:span><text:span text:style-name="Strong_20_Emphasis"><text:span text:style-name="T52">en klik</text:span></text:span><text:span text:style-name="Strong_20_Emphasis"><text:span text:style-name="T39"> </text:span></text:span><text:span text:style-name="Strong_20_Emphasis"><text:span text:style-name="T53">op </text:span></text:span><text:span text:style-name="Strong_20_Emphasis"><text:span text:style-name="T145">Verder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3"><text:s/></text:span></text:span><text:span text:style-name="T76"><draw:control text:anchor-type="as-char" draw:z-index="3" draw:name="Vorm16" draw:style-name="gr1" draw:text-style-name="P91" svg:width="0.35cm" svg:height="0.35cm" draw:control="control4"/></text:span></text:p>
          </table:table-cell>
          <table:table-cell table:style-name="_32_._5f_Installatie_5f_uitvoeren.A1" office:value-type="string">
            <text:p text:style-name="P47"><text:span text:style-name="Strong_20_Emphasis"><text:span text:style-name="T54">O</text:span></text:span><text:span text:style-name="Strong_20_Emphasis"><text:span text:style-name="T55">p het scherm </text:span></text:span><text:span text:style-name="Strong_20_Emphasis"><text:span text:style-name="T150">Installatietype</text:span></text:span><text:span text:style-name="Strong_20_Emphasis"><text:span text:style-name="T125"> </text:span></text:span><text:span text:style-name="Strong_20_Emphasis"><text:span text:style-name="T126">selecteer</text:span></text:span><text:span text:style-name="Strong_20_Emphasis"><text:span text:style-name="T127"> </text:span></text:span><text:span text:style-name="Strong_20_Emphasis"><text:span text:style-name="T293">het gewenste </text:span></text:span><text:span text:style-name="Strong_20_Emphasis"><text:span text:style-name="T310">Installatie type</text:span></text:span><text:span text:style-name="Strong_20_Emphasis"><text:span text:style-name="T293">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70"><text:span text:style-name="Strong_20_Emphasis"><text:span text:style-name="T294">K</text:span></text:span><text:span text:style-name="Strong_20_Emphasis"><text:span text:style-name="T56">lik </text:span></text:span><text:span text:style-name="Strong_20_Emphasis"><text:span text:style-name="T57">op</text:span></text:span><text:span text:style-name="Strong_20_Emphasis"><text:span text:style-name="T56"> </text:span></text:span><text:span text:style-name="Strong_20_Emphasis"><text:span text:style-name="T147">I</text:span></text:span><text:span text:style-name="Strong_20_Emphasis"><text:span text:style-name="T148">nstalle</text:span></text:span><text:span text:style-name="Strong_20_Emphasis"><text:span text:style-name="T147">e</text:span></text:span><text:span text:style-name="Strong_20_Emphasis"><text:span text:style-name="T148">r </text:span></text:span><text:span text:style-name="Strong_20_Emphasis"><text:span text:style-name="T147">nu</text:span></text:span><text:span text:style-name="Strong_20_Emphasis"><text:span text:style-name="T56">, </text:span></text:span><text:span text:style-name="Strong_20_Emphasis"><text:span text:style-name="T68">of klik op </text:span></text:span><text:span text:style-name="Strong_20_Emphasis"><text:span text:style-name="T143">Verder</text:span></text:span><text:span text:style-name="Strong_20_Emphasis"><text:span text:style-name="T68"> en </text:span></text:span><text:span text:style-name="Strong_20_Emphasis"><text:span text:style-name="T124">c</text:span></text:span><text:span text:style-name="Strong_20_Emphasis"><text:span text:style-name="T58">ontroleer de </text:span></text:span><text:span text:style-name="Strong_20_Emphasis"><text:span text:style-name="T59">voorgestelde </text:span></text:span><text:span text:style-name="Strong_20_Emphasis"><text:span text:style-name="T58">schijfindelin</text:span></text:span><text:span text:style-name="Strong_20_Emphasis"><text:span text:style-name="T60">g,</text:span></text:span><text:span text:style-name="Strong_20_Emphasis"><text:span text:style-name="T58"> </text:span></text:span><text:span text:style-name="Strong_20_Emphasis"><text:span text:style-name="T61">kies de gewenste schijf, </text:span></text:span><text:span text:style-name="Strong_20_Emphasis"><text:span text:style-name="T60">en </text:span></text:span><text:span text:style-name="Strong_20_Emphasis"><text:span text:style-name="T130">k</text:span></text:span><text:span text:style-name="Strong_20_Emphasis"><text:span text:style-name="T131">lik op </text:span></text:span><text:span text:style-name="Strong_20_Emphasis"><text:span text:style-name="T147">I</text:span></text:span><text:span text:style-name="Strong_20_Emphasis"><text:span text:style-name="T148">nstalle</text:span></text:span><text:span text:style-name="Strong_20_Emphasis"><text:span text:style-name="T147">e</text:span></text:span><text:span text:style-name="Strong_20_Emphasis"><text:span text:style-name="T148">r </text:span></text:span><text:span text:style-name="Strong_20_Emphasis"><text:span text:style-name="T147">nu</text:span></text:span><text:span text:style-name="Strong_20_Emphasis"><text:span text:style-name="T131">.</text:span>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48"><text:span text:style-name="Strong_20_Emphasis"><text:span text:style-name="T54">O</text:span></text:span><text:span text:style-name="Strong_20_Emphasis"><text:span text:style-name="T55">p het scherm </text:span></text:span><text:span text:style-name="Strong_20_Emphasis"><text:span text:style-name="T150">Wilt u deze aanpassingen wegschrijven naar de schijven? </text:span></text:span><text:span text:style-name="Strong_20_Emphasis"><text:span text:style-name="T62">controleer de </text:span></text:span><text:span text:style-name="Strong_20_Emphasis"><text:span text:style-name="T63">partities</text:span></text:span><text:span text:style-name="Strong_20_Emphasis"><text:span text:style-name="T62"> </text:span></text:span><text:span text:style-name="Strong_20_Emphasis"><text:span text:style-name="T64">die </text:span></text:span><text:span text:style-name="Strong_20_Emphasis"><text:span text:style-name="T65">geformatteerd</text:span></text:span><text:span text:style-name="Strong_20_Emphasis"><text:span text:style-name="T64"> worden </text:span></text:span><text:span text:style-name="Strong_20_Emphasis"><text:span text:style-name="T62">en </text:span></text:span><text:span text:style-name="Strong_20_Emphasis"><text:span text:style-name="T54">klik </text:span></text:span><text:span text:style-name="Strong_20_Emphasis"><text:span text:style-name="T56">op </text:span></text:span><text:span text:style-name="Strong_20_Emphasis"><text:span text:style-name="T146">Verder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3"/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3"><text:s/></text:span></text:span><text:span text:style-name="T76"><draw:control text:anchor-type="as-char" draw:z-index="4" draw:name="Vorm19" draw:style-name="gr1" draw:text-style-name="P91" svg:width="0.35cm" svg:height="0.35cm" draw:control="control5"/></text:span></text:p>
          </table:table-cell>
          <table:table-cell table:style-name="_32_._5f_Installatie_5f_uitvoeren.A1" office:value-type="string">
            <text:p text:style-name="P9"><text:span text:style-name="Strong_20_Emphasis"><text:span text:style-name="T295">O</text:span></text:span><text:span text:style-name="Strong_20_Emphasis"><text:span text:style-name="T296">p </text:span></text:span><text:span text:style-name="Strong_20_Emphasis"><text:span text:style-name="T297">het </text:span></text:span><text:span text:style-name="Strong_20_Emphasis"><text:span text:style-name="T298">scherm </text:span></text:span><text:span text:style-name="Strong_20_Emphasis"><text:span text:style-name="T311">Waar bevindt u zich?</text:span></text:span><text:span text:style-name="Strong_20_Emphasis"><text:span text:style-name="T298"> </text:span></text:span><text:span text:style-name="Strong_20_Emphasis"><text:span text:style-name="T299">controleer </text:span></text:span><text:span text:style-name="Strong_20_Emphasis"><text:span text:style-name="T300">de </text:span></text:span><text:span text:style-name="Strong_20_Emphasis"><text:span text:style-name="T299">locatie en </text:span></text:span><text:span text:style-name="Strong_20_Emphasis"><text:span text:style-name="T295">klik </text:span></text:span><text:span text:style-name="Strong_20_Emphasis"><text:span text:style-name="T298">op </text:span></text:span><text:span text:style-name="Strong_20_Emphasis"><text:span text:style-name="T311">Verder</text:span></text:span><text:span text:style-name="Strong_20_Emphasis"><text:span text:style-name="T298">.</text:span>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82"><text:span text:style-name="Strong_20_Emphasis"><text:span text:style-name="T3"><text:s/></text:span></text:span><text:span text:style-name="Strong_20_Emphasis"><text:span text:style-name="T76"><draw:control text:anchor-type="as-char" draw:z-index="19" draw:name="Vorm 1" draw:style-name="gr1" draw:text-style-name="P91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9"><text:span text:style-name="T312">Op </text:span><text:span text:style-name="T313">het </text:span><text:span text:style-name="T311">scherm </text:span><text:span text:style-name="Strong_20_Emphasis"><text:span text:style-name="T311">Wie bent u?</text:span></text:span><text:span text:style-name="T311"> </text:span><text:span text:style-name="T312">vul </text:span><text:span text:style-name="T314">in </text:span><text:span text:style-name="Strong_20_Emphasis"><text:span text:style-name="T315">Uw n</text:span></text:span><text:span text:style-name="Strong_20_Emphasis"><text:span text:style-name="T316">aam</text:span></text:span><text:span text:style-name="Strong_20_Emphasis"><text:span text:style-name="T301"> </text:span></text:span><text:span text:style-name="Definition"><text:span text:style-name="T5">gebruiker</text:span></text:span><text:span text:style-name="Strong_20_Emphasis"><text:span text:style-name="T302">, <text:line-break/></text:span></text:span><text:span text:style-name="Strong_20_Emphasis"><text:span text:style-name="T316">Naam </text:span></text:span><text:span text:style-name="Strong_20_Emphasis"><text:span text:style-name="T315">van uw </text:span></text:span><text:span text:style-name="Strong_20_Emphasis"><text:span text:style-name="T317">computer</text:span></text:span><text:span text:style-name="Definition"><text:span text:style-name="T15"> </text:span></text:span><text:span text:style-name="Definition"><text:span text:style-name="T5">computernaam</text:span></text:span><text:span text:style-name="Strong_20_Emphasis"><text:span text:style-name="T301">,<text:line-break/></text:span></text:span><text:span text:style-name="Strong_20_Emphasis"><text:span text:style-name="T315">Kies een g</text:span></text:span><text:span text:style-name="Strong_20_Emphasis"><text:span text:style-name="T317">ebruikersnaam</text:span></text:span><text:span text:style-name="Strong_20_Emphasis"><text:span text:style-name="T301"> </text:span></text:span><text:span text:style-name="Definition"><text:span text:style-name="T5">gebruikersnaam</text:span></text:span><text:span text:style-name="Strong_20_Emphasis"><text:span text:style-name="T301">,<text:line-break/></text:span></text:span><text:span text:style-name="Strong_20_Emphasis"><text:span text:style-name="T303">g</text:span></text:span><text:span text:style-name="Strong_20_Emphasis"><text:span text:style-name="T292">eef tweemaal een </text:span></text:span><text:span text:style-name="Strong_20_Emphasis"><text:span text:style-name="T309">wachtwoord</text:span></text:span><text:span text:style-name="Strong_20_Emphasis"><text:span text:style-name="T292">,</text:span></text:span><text:span text:style-name="Strong_20_Emphasis"><text:span text:style-name="T304"> </text:span></text:span><text:span text:style-name="Strong_20_Emphasis"><text:span text:style-name="T305">en</text:span></text:span><text:span text:style-name="Strong_20_Emphasis"><text:span text:style-name="T304"> </text:span></text:span><text:span text:style-name="Strong_20_Emphasis"><text:span text:style-name="T306">k</text:span></text:span><text:span text:style-name="Strong_20_Emphasis"><text:span text:style-name="T292">lik op </text:span></text:span><text:span text:style-name="Strong_20_Emphasis"><text:span text:style-name="T309">Verder</text:span></text:span><text:span text:style-name="Strong_20_Emphasis"><text:span text:style-name="T292">.</text:span></text:span></text:p>
          </table:table-cell>
        </table:table-row>
      </table:table>
      <text:p text:style-name="P45"><text:span text:style-name="Strong_20_Emphasis"><text:span text:style-name="T128"/></text:span></text:p>
      <text:list xml:id="list94154776101866" text:continue-numbering="true" text:style-name="L1">
        <text:list-item>
          <text:p text:style-name="P87"><text:span text:style-name="Strong_20_Emphasis"><text:span text:style-name="T151">Installatie </text:span></text:span><text:span text:style-name="Strong_20_Emphasis"><text:span text:style-name="T152">afronden</text:span></text:span></text:p>
        </text:list-item>
      </text:list>
      <text:p text:style-name="P49"><text:span text:style-name="Strong_20_Emphasis"><text:span text:style-name="T6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4"><text:span text:style-name="Strong_20_Emphasis"><text:span text:style-name="T76"><text:s/></text:span></text:span><text:span text:style-name="Strong_20_Emphasis"><text:span text:style-name="T118"><draw:control text:anchor-type="as-char" draw:z-index="5" draw:name="Vorm24" draw:style-name="gr1" draw:text-style-name="P91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66">Aanmelden als </text:span></text:span><text:span text:style-name="Definition"><text:span text:style-name="T11">gebruiker</text:span></text:span><text:span text:style-name="Strong_20_Emphasis"><text:span text:style-name="T66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52"><text:span text:style-name="Strong_20_Emphasis"><text:span text:style-name="T129"/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25"><text:span text:style-name="Strong_20_Emphasis"><text:span text:style-name="T71">V</text:span></text:span><text:span text:style-name="Strong_20_Emphasis"><text:span text:style-name="T67">olg de aanwijzingen </text:span></text:span><text:span text:style-name="Strong_20_Emphasis"><text:span text:style-name="T72">op de schermen</text:span></text:span><text:span text:style-name="Strong_20_Emphasis"><text:span text:style-name="T132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52"/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76"><text:s/></text:span></text:span><text:span text:style-name="Strong_20_Emphasis"><text:span text:style-name="T118"><draw:control text:anchor-type="as-char" draw:z-index="12" draw:name="Vorm4_1" draw:style-name="gr1" draw:text-style-name="P91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76">Installeer </text:span></text:span><text:span text:style-name="Strong_20_Emphasis"><text:span text:style-name="T115">pakket kz</text:span></text:span><text:span text:style-name="Strong_20_Emphasis"><text:span text:style-name="T115"><text:note text:id="ftn7" text:note-class="footnote"><text:note-citation>1</text:note-citation><text:note-body><text:p text:style-name="P75"><text:span text:style-name="T360">Debian-p</text:span>akket kz plaatst documenten en scripts van Karel Zimmer <text:span text:style-name="T359">(zie </text:span><text:a xlink:type="simple" xlink:href="https://karelzimmer.nl/" text:style-name="Internet_20_link" text:visited-style-name="Visited_20_Internet_20_Link"><text:span text:style-name="Strong_20_Emphasis"><text:span text:style-name="T351">karelzimmer.nl</text:span></text:span></text:a><text:span text:style-name="Strong_20_Emphasis"><text:span text:style-name="T29">) </text:span></text:span>voor het installeren en beheren van Debian en op Debian gebaseerd systeem zoals Ubuntu.</text:p></text:note-body></text:note></text:span></text:span><text:span text:style-name="Strong_20_Emphasis"><text:span text:style-name="T77"> </text:span></text:span><text:span text:style-name="Strong_20_Emphasis"><text:span text:style-name="T116">via </text:span></text:span><text:span text:style-name="Strong_20_Emphasis"><text:span text:style-name="T85">een </text:span></text:span><text:span text:style-name="Strong_20_Emphasis"><text:span text:style-name="T100">druk</text:span></text:span><text:span text:style-name="Strong_20_Emphasis"><text:span text:style-name="T85"> op</text:span></text:span><text:span text:style-name="Strong_20_Emphasis"><text:span text:style-name="T101"> de </text:span></text:span><text:span text:style-name="Strong_20_Emphasis"><text:span text:style-name="T88">Super</text:span></text:span><text:span text:style-name="Strong_20_Emphasis"><text:span text:style-name="T101">-toets</text:span></text:span><text:span text:style-name="Strong_20_Emphasis"><text:span text:style-name="T91"><text:note text:id="ftn8" text:note-class="footnote"><text:note-citation>2</text:note-citation><text:note-body><text:p text:style-name="P43"><text:span text:style-name="T239">De </text:span><text:span text:style-name="T240">Super</text:span><text:span text:style-name="T239">-toets is de Windows-toets, Command-toets </text:span><text:span text:style-name="T242">(Apple)</text:span><text:span text:style-name="T239">, of Vergrootglas-toets </text:span><text:span text:style-name="T242">(Chromebook)</text:span><text:span text:style-name="T239">.</text:span></text:p></text:note-body></text:note></text:span></text:span><text:span text:style-name="Strong_20_Emphasis"><text:span text:style-name="T85">, </text:span></text:span><text:span text:style-name="Strong_20_Emphasis"><text:span text:style-name="T98">t</text:span></text:span><text:span text:style-name="Strong_20_Emphasis"><text:span text:style-name="T90">yp </text:span></text:span><text:span text:style-name="Strong_20_Emphasis"><text:span text:style-name="T139">ter</text:span></text:span><text:span text:style-name="Strong_20_Emphasis"><text:span text:style-name="T140">m</text:span></text:span><text:span text:style-name="Strong_20_Emphasis"><text:span text:style-name="T79"> </text:span></text:span><text:span text:style-name="Strong_20_Emphasis"><text:span text:style-name="T99">e</text:span></text:span><text:span text:style-name="Strong_20_Emphasis"><text:span text:style-name="T77">n </text:span></text:span><text:span text:style-name="Strong_20_Emphasis"><text:span text:style-name="T93">k</text:span></text:span><text:span text:style-name="Strong_20_Emphasis"><text:span text:style-name="T77">lik op het pictogram van </text:span></text:span><text:span text:style-name="Strong_20_Emphasis"><text:span text:style-name="T141">Terminalvenster</text:span></text:span><text:span text:style-name="Strong_20_Emphasis"><text:span text:style-name="T79">.</text:span></text:span></text:p>
          </table:table-cell>
        </table:table-row>
        <table:table-row>
          <table:table-cell table:style-name="_33_._5f_Installatie_5f_afronden.A1" office:value-type="string">
            <text:p text:style-name="P55"><text:span text:style-name="Strong_20_Emphasis"><text:span text:style-name="T76"/></text:span></text:p>
          </table:table-cell>
          <table:table-cell table:style-name="_33_._5f_Installatie_5f_afronden.A1" office:value-type="string">
            <text:p text:style-name="P58"><text:span text:style-name="T6">Typ</text:span><text:span text:style-name="Strong_20_Emphasis"><text:span text:style-name="T80">, of </text:span></text:span><text:span text:style-name="Strong_20_Emphasis"><text:span text:style-name="T79">kopieer en plak, de</text:span></text:span><text:span text:style-name="Strong_20_Emphasis"><text:span text:style-name="T102">z</text:span></text:span><text:span text:style-name="Strong_20_Emphasis"><text:span text:style-name="T79">e </text:span></text:span><text:span text:style-name="Strong_20_Emphasis"><text:span text:style-name="T82">twee </text:span></text:span><text:span text:style-name="Strong_20_Emphasis"><text:span text:style-name="T79">opdrachten, ieder gevolgd door de </text:span></text:span><text:span text:style-name="Strong_20_Emphasis"><text:span text:style-name="T78">Enter</text:span></text:span><text:span text:style-name="Strong_20_Emphasis"><text:span text:style-name="T77">-toets:<text:line-break/></text:span></text:span><text:span text:style-name="User_20_Entry"><text:span text:style-name="T30">wget karelzimmer.nl/</text:span></text:span><text:span text:style-name="User_20_Entry"><text:span text:style-name="T31">kz</text:span></text:span><text:span text:style-name="User_20_Entry"><text:span text:style-name="T30"><text:line-break/>bash 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66"><text:span text:style-name="T3">V</text:span><text:span text:style-name="Strong_20_Emphasis"><text:span text:style-name="T83">olg </text:span></text:span><text:span text:style-name="Strong_20_Emphasis"><text:span text:style-name="T8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5"/>
          </table:table-cell>
        </table:table-row>
        <table:table-row>
          <table:table-cell table:style-name="_33_._5f_Installatie_5f_afronden.A1" office:value-type="string">
            <text:p text:style-name="P54"><text:span text:style-name="Strong_20_Emphasis"><text:span text:style-name="T76"><text:s/></text:span></text:span><text:span text:style-name="Strong_20_Emphasis"><text:span text:style-name="T118"><draw:control text:anchor-type="as-char" draw:z-index="6" draw:name="Vorm37" draw:style-name="gr1" draw:text-style-name="P91" svg:width="0.35cm" svg:height="0.35cm" draw:control="control7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103">Rond de</text:span></text:span><text:span text:style-name="Strong_20_Emphasis"><text:span text:style-name="T104"> installatie </text:span></text:span><text:span text:style-name="Strong_20_Emphasis"><text:span text:style-name="T103">af </text:span></text:span><text:span text:style-name="Strong_20_Emphasis"><text:span text:style-name="T77">via </text:span></text:span><text:span text:style-name="Strong_20_Emphasis"><text:span text:style-name="T105">een</text:span></text:span><text:span text:style-name="Strong_20_Emphasis"><text:span text:style-name="T106"> druk</text:span></text:span><text:span text:style-name="Strong_20_Emphasis"><text:span text:style-name="T105"> op</text:span></text:span><text:span text:style-name="Strong_20_Emphasis"><text:span text:style-name="T101"> de </text:span></text:span><text:span text:style-name="Strong_20_Emphasis"><text:span text:style-name="T88">Super</text:span></text:span><text:span text:style-name="Strong_20_Emphasis"><text:span text:style-name="T101">-toets</text:span></text:span><text:span text:style-name="Strong_20_Emphasis"><text:span text:style-name="T37"><text:note-ref text:note-class="footnote" text:reference-format="text" text:ref-name="ftn8">2</text:note-ref></text:span></text:span><text:span text:style-name="Strong_20_Emphasis"><text:span text:style-name="T85">, </text:span></text:span><text:span text:style-name="Strong_20_Emphasis"><text:span text:style-name="T98">t</text:span></text:span><text:span text:style-name="Strong_20_Emphasis"><text:span text:style-name="T90">yp </text:span></text:span><text:span text:style-name="Strong_20_Emphasis"><text:span text:style-name="T137">men</text:span></text:span><text:span text:style-name="Strong_20_Emphasis"><text:span text:style-name="T136">u</text:span></text:span><text:span text:style-name="Strong_20_Emphasis"><text:span text:style-name="T91"> </text:span></text:span><text:span text:style-name="Strong_20_Emphasis"><text:span text:style-name="T99">e</text:span></text:span><text:span text:style-name="Strong_20_Emphasis"><text:span text:style-name="T77">n </text:span></text:span><text:span text:style-name="Strong_20_Emphasis"><text:span text:style-name="T93">k</text:span></text:span><text:span text:style-name="Strong_20_Emphasis"><text:span text:style-name="T77">lik op het pictogram van </text:span></text:span><text:span text:style-name="Strong_20_Emphasis"><text:span text:style-name="T153">Installatiem</text:span></text:span><text:span text:style-name="Strong_20_Emphasis"><text:span text:style-name="T154">enu</text:span></text:span><text:span text:style-name="Strong_20_Emphasis"><text:span text:style-name="T91">.</text:span></text:span></text:p>
          </table:table-cell>
        </table:table-row>
        <table:table-row>
          <table:table-cell table:style-name="_33_._5f_Installatie_5f_afronden.A1" office:value-type="string">
            <text:p text:style-name="P54"><text:span text:style-name="Strong_20_Emphasis"><text:span text:style-name="T76"/></text:span></text:p>
          </table:table-cell>
          <table:table-cell table:style-name="_33_._5f_Installatie_5f_afronden.A1" office:value-type="string">
            <text:p text:style-name="P67"><text:span text:style-name="Strong_20_Emphasis"><text:span text:style-name="T107">K</text:span></text:span><text:span text:style-name="Strong_20_Emphasis"><text:span text:style-name="T95">ie</text:span></text:span><text:span text:style-name="Strong_20_Emphasis"><text:span text:style-name="T96">s </text:span></text:span><text:span text:style-name="Strong_20_Emphasis"><text:span text:style-name="T158">3</text:span></text:span><text:span text:style-name="Strong_20_Emphasis"><text:span text:style-name="T133"> </text:span></text:span><text:span text:style-name="Strong_20_Emphasis"><text:span text:style-name="T159">Installatie</text:span></text:span><text:span text:style-name="Strong_20_Emphasis"><text:span text:style-name="T160"> </text:span></text:span><text:span text:style-name="Strong_20_Emphasis"><text:span text:style-name="T161">afronden</text:span></text:span><text:span text:style-name="Strong_20_Emphasis"><text:span text:style-name="T107"> </text:span></text:span><text:span text:style-name="Strong_20_Emphasis"><text:span text:style-name="T97">en </text:span></text:span><text:span text:style-name="Strong_20_Emphasis"><text:span text:style-name="T108">v</text:span></text:span><text:span text:style-name="Strong_20_Emphasis"><text:span text:style-name="T84">olg de aanwijzingen op het scherm.</text:span></text:span></text:p>
          </table:table-cell>
        </table:table-row>
      </table:table>
      <text:p text:style-name="P49"><text:span text:style-name="Strong_20_Emphasis"><text:span text:style-name="T66"><text:tab/></text:span></text:span></text:p>
      <text:p text:style-name="P50"><text:span text:style-name="Strong_20_Emphasis"><text:span text:style-name="T97"/></text:span></text:p>
      <text:p text:style-name="P51"><text:span text:style-name="Strong_20_Emphasis"><text:span text:style-name="T84"/></text:span></text:p>
      <text:list xml:id="list94154751733850" text:continue-numbering="true" text:style-name="L1">
        <text:list-item>
          <text:p text:style-name="P90"><text:span text:style-name="Strong_20_Emphasis"><text:span text:style-name="T2">Gebruiker inrichten</text:span>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59"><text:span text:style-name="Strong_20_Emphasis"><text:span text:style-name="T76"><text:s/></text:span></text:span><text:span text:style-name="Strong_20_Emphasis"><text:span text:style-name="T118"><draw:control text:anchor-type="as-char" draw:z-index="13" draw:name="Vorm40_0" draw:style-name="gr1" draw:text-style-name="P91" svg:width="0.35cm" svg:height="0.35cm" draw:control="control14"/></text:span></text:span></text:p>
          </table:table-cell>
          <table:table-cell table:style-name="Tabel2.A1" office:value-type="string">
            <text:p text:style-name="P23"><text:span text:style-name="Strong_20_Emphasis"><text:span text:style-name="T66">Aanmelden als </text:span></text:span><text:span text:style-name="Definition"><text:span text:style-name="T11">gebruiker</text:span></text:span><text:span text:style-name="Strong_20_Emphasis"><text:span text:style-name="T109"><text:note text:id="ftn9" text:note-class="footnote"><text:note-citation>1</text:note-citation><text:note-body><text:p text:style-name="P69"><text:span text:style-name="User_20_Entry"><text:span text:style-name="T222">E</text:span></text:span><text:span text:style-name="User_20_Entry"><text:span text:style-name="T224">ventuele extra </text:span></text:span><text:span text:style-name="Definition"><text:span text:style-name="T383">gebruiker</text:span></text:span><text:span text:style-name="User_20_Entry"><text:span text:style-name="T223">s</text:span></text:span><text:span text:style-name="User_20_Entry"><text:span text:style-name="T224"> aanmelden en dezelfde stappen uitvoeren.</text:span></text:span></text:p></text:note-body></text:note></text:span></text:span><text:span text:style-name="Strong_20_Emphasis"><text:span text:style-name="T66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27"/>
          </table:table-cell>
        </table:table-row>
        <table:table-row>
          <table:table-cell table:style-name="Tabel2.A1" office:value-type="string">
            <text:p text:style-name="P64"><text:span text:style-name="Strong_20_Emphasis"><text:span text:style-name="T76"><text:s/></text:span></text:span><text:span text:style-name="Strong_20_Emphasis"><text:span text:style-name="T118"><draw:control text:anchor-type="as-char" draw:z-index="15" draw:name="Vorm40_2" draw:style-name="gr1" draw:text-style-name="P91" svg:width="0.35cm" svg:height="0.35cm" draw:control="control16"/></text:span></text:span></text:p>
          </table:table-cell>
          <table:table-cell table:style-name="Tabel2.A1" office:value-type="string">
            <text:p text:style-name="P22"><text:span text:style-name="Strong_20_Emphasis"><text:span text:style-name="T110">R</text:span></text:span><text:span text:style-name="Strong_20_Emphasis"><text:span text:style-name="T111">icht </text:span></text:span><text:span text:style-name="Strong_20_Emphasis"><text:span text:style-name="T112">de </text:span></text:span><text:span text:style-name="Definition"><text:span text:style-name="T25">gebruiker</text:span></text:span><text:span text:style-name="Strong_20_Emphasis"><text:span text:style-name="T111"> </text:span></text:span><text:span text:style-name="Strong_20_Emphasis"><text:span text:style-name="T113">in </text:span></text:span><text:span text:style-name="Strong_20_Emphasis"><text:span text:style-name="T77">via </text:span></text:span><text:span text:style-name="Strong_20_Emphasis"><text:span text:style-name="T105">een</text:span></text:span><text:span text:style-name="Strong_20_Emphasis"><text:span text:style-name="T106"> druk</text:span></text:span><text:span text:style-name="Strong_20_Emphasis"><text:span text:style-name="T105"> op</text:span></text:span><text:span text:style-name="Strong_20_Emphasis"><text:span text:style-name="T101"> de </text:span></text:span><text:span text:style-name="Strong_20_Emphasis"><text:span text:style-name="T88">Super</text:span></text:span><text:span text:style-name="Strong_20_Emphasis"><text:span text:style-name="T101">-toets</text:span></text:span><text:span text:style-name="Strong_20_Emphasis"><text:span text:style-name="T37"><text:note text:id="ftn10" text:note-class="footnote"><text:note-citation>2</text:note-citation><text:note-body><text:p text:style-name="P44"><text:span text:style-name="T239">De </text:span><text:span text:style-name="T240">Super</text:span><text:span text:style-name="T239">-toets is de Windows-toets, Command-toets </text:span><text:span text:style-name="T242">(Apple)</text:span><text:span text:style-name="T239">, of Vergrootglas-toets </text:span><text:span text:style-name="T242">(Chromebook)</text:span><text:span text:style-name="T239">.</text:span></text:p></text:note-body></text:note></text:span></text:span><text:span text:style-name="Strong_20_Emphasis"><text:span text:style-name="T85">, </text:span></text:span><text:span text:style-name="Strong_20_Emphasis"><text:span text:style-name="T98">t</text:span></text:span><text:span text:style-name="Strong_20_Emphasis"><text:span text:style-name="T90">yp </text:span></text:span><text:span text:style-name="Strong_20_Emphasis"><text:span text:style-name="T137">men</text:span></text:span><text:span text:style-name="Strong_20_Emphasis"><text:span text:style-name="T136">u</text:span></text:span><text:span text:style-name="Strong_20_Emphasis"><text:span text:style-name="T91"> </text:span></text:span><text:span text:style-name="Strong_20_Emphasis"><text:span text:style-name="T99">e</text:span></text:span><text:span text:style-name="Strong_20_Emphasis"><text:span text:style-name="T77">n </text:span></text:span><text:span text:style-name="Strong_20_Emphasis"><text:span text:style-name="T93">k</text:span></text:span><text:span text:style-name="Strong_20_Emphasis"><text:span text:style-name="T77">lik op het pictogram van </text:span></text:span><text:span text:style-name="Strong_20_Emphasis"><text:span text:style-name="T153">Installatiem</text:span></text:span><text:span text:style-name="Strong_20_Emphasis"><text:span text:style-name="T154">enu</text:span></text:span><text:span text:style-name="Strong_20_Emphasis"><text:span text:style-name="T91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21"><text:span text:style-name="Strong_20_Emphasis"><text:span text:style-name="T107">K</text:span></text:span><text:span text:style-name="Strong_20_Emphasis"><text:span text:style-name="T95">ie</text:span></text:span><text:span text:style-name="Strong_20_Emphasis"><text:span text:style-name="T96">s </text:span></text:span><text:span text:style-name="Strong_20_Emphasis"><text:span text:style-name="T158">4 </text:span></text:span><text:span text:style-name="Strong_20_Emphasis"><text:span text:style-name="T138">Gebruiker inrichten</text:span></text:span><text:span text:style-name="Strong_20_Emphasis"><text:span text:style-name="T107"> </text:span></text:span><text:span text:style-name="Strong_20_Emphasis"><text:span text:style-name="T97">en </text:span></text:span><text:span text:style-name="Strong_20_Emphasis"><text:span text:style-name="T108">v</text:span></text:span><text:span text:style-name="Strong_20_Emphasis"><text:span text:style-name="T84">olg de aanwijzingen op het scherm</text:span></text:span><text:span text:style-name="Strong_20_Emphasis"><text:span text:style-name="T134">.</text:span></text:span></text:p>
          </table:table-cell>
        </table:table-row>
      </table:table>
      <text:p text:style-name="P20"><text:span text:style-name="Strong_20_Emphasis"><text:span text:style-name="T114"/></text:span></text:p>
      <text:p text:style-name="P38"/>
      <text:p text:style-name="P38"/>
      <text:p text:style-name="P40"><text:span text:style-name="T233">E</text:span><text:span text:style-name="T234">inde c</text:span><text:span text:style-name="T235">hecklist, </text:span><text:span text:style-name="T236">d</text:span><text:span text:style-name="T235">e installatie van </text:span><text:span text:style-name="Strong_20_Emphasis"><text:span text:style-name="T253"><text:user-field-get text:name="Distro">Ubuntu</text:user-field-get></text:span></text:span><text:span text:style-name="T237"><text:s/></text:span><text:span text:style-name="T238"><text:user-field-get text:name="Version">22.04</text:user-field-get></text:span><text:span text:style-name="Strong_20_Emphasis"><text:span text:style-name="T254"><text:s/></text:span></text:span><text:span text:style-name="Strong_20_Emphasis"><text:span text:style-name="T252">LTS</text:span></text:span><text:span text:style-name="T36"> </text:span><text:span text:style-name="Strong_20_Emphasis"><text:span text:style-name="T162"><text:user-field-get text:name="Edition">desktop</text:user-field-get></text:span></text:span><text:span text:style-name="Strong_20_Emphasis"><text:span text:style-name="T162"><text:s/></text:span></text:span><text:span text:style-name="T235">is voltooid.</text:span></text:p>
      <text:p text:style-name="P17"/>
      <text:p text:style-name="P8"><text:span text:style-name="Emphasis"><text:span text:style-name="T321">Geschreven </text:span></text:span><text:span text:style-name="Emphasis"><text:span text:style-name="T324">in</text:span></text:span><text:span text:style-name="Emphasis"><text:span text:style-name="T318"> </text:span></text:span><text:span text:style-name="Strong_20_Emphasis"><text:span text:style-name="T84"><text:user-field-get style:data-style-name="N0" text:name="Releaseyear">2022</text:user-field-get></text:span></text:span><text:span text:style-name="Emphasis"><text:span text:style-name="T319"><text:s/></text:span></text:span><text:span text:style-name="Emphasis"><text:span text:style-name="T320">d</text:span></text:span><text:span text:style-name="Emphasis"><text:span text:style-name="T321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22">Karel Zimmer</text:span></text:span></text:a><text:span text:style-name="Emphasis"><text:span text:style-name="T321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23">Creative Commons Publiek Domein Verklaring</text:span></text:span></text:a><text:span text:style-name="Emphasis"><text:span text:style-name="T32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1-31T09:41:54.138980861">31-01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1-31T09:41:38.675127389</dc:date>
    <meta:keyword>Installatie</meta:keyword>
    <meta:keyword>Checklist</meta:keyword>
    <meta:keyword>Linux</meta:keyword>
    <meta:editing-cycles>6615</meta:editing-cycles>
    <meta:editing-duration>P11DT16H28M38S</meta:editing-duration>
    <dc:creator>Karel Zimmer</dc:creator>
    <meta:printed-by>Karel Zimmer</meta:printed-by>
    <meta:print-date>2023-01-31T09:30:55.710267268</meta:print-date>
    <meta:document-statistic meta:table-count="4" meta:image-count="0" meta:object-count="0" meta:page-count="4" meta:paragraph-count="75" meta:word-count="731" meta:character-count="5032" meta:non-whitespace-character-count="4324"/>
    <meta:user-defined meta:name="Info 1"/>
    <meta:user-defined meta:name="Info 2"/>
    <meta:user-defined meta:name="Info 3"/>
    <meta:user-defined meta:name="Info 4"/>
  </office:meta>
</office:document-meta>
</file>